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itle">
      <style:text-properties officeooo:rsid="00100218" officeooo:paragraph-rsid="00100218"/>
    </style:style>
    <style:style style:name="P3" style:family="paragraph" style:parent-style-name="Subtitle">
      <style:text-properties officeooo:rsid="00115bfb" officeooo:paragraph-rsid="00115bfb"/>
    </style:style>
    <style:style style:name="P4" style:family="paragraph" style:parent-style-name="Text_20_body">
      <style:text-properties officeooo:rsid="0010e651" officeooo:paragraph-rsid="0010e651"/>
    </style:style>
    <style:style style:name="P5" style:family="paragraph" style:parent-style-name="Text_20_body">
      <style:text-properties officeooo:rsid="00115bfb" officeooo:paragraph-rsid="00115bfb"/>
    </style:style>
    <style:style style:name="T1" style:family="text">
      <style:text-properties officeooo:rsid="0010e651"/>
    </style:style>
    <style:style style:name="T2" style:family="text">
      <style:text-properties officeooo:rsid="00115bfb"/>
    </style:style>
    <style:style style:name="T3" style:family="text">
      <style:text-properties officeooo:rsid="001197c4"/>
    </style:style>
    <style:style style:name="T4" style:family="text">
      <style:text-properties officeooo:rsid="00121a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 letter</text:p>
      <text:p text:style-name="P3">Davide Ancona and Luca Franceschini</text:p>
      <text:p text:style-name="P5"/>
      <text:p text:style-name="P1">We are very grateful to all reviewers for all their useful comments and suggestions for improving our work. We detail<text:span text:style-name="T2">s</text:span> below how we have revised <text:span text:style-name="T2">our work, initially submitted to &lt;Programming&gt; 2018 (3rd round).</text:span></text:p>
      <text:p text:style-name="P4">----------------------- REVIEW 1 ---------------------</text:p>
      <text:p text:style-name="P4">The work described here can be interesting, but the text has so many</text:p>
      <text:p text:style-name="P4">small problems that it is difficult to concentrate on the big picture.</text:p>
      <text:p text:style-name="P4">One thing missing is how this paper differs from reference [9].</text:p>
      <text:p text:style-name="P1"/>
      <text:p text:style-name="P4">&gt;&gt;&gt; <text:span text:style-name="T4">Added a </text:span>clarifying paragraph at the the end of the introduction</text:p>
      <text:p text:style-name="P4">The small problems:</text:p>
      <text:p text:style-name="P1"/>
      <text:p text:style-name="P4">Page 2:</text:p>
      <text:p text:style-name="P1"/>
      <text:p text:style-name="P4">* "JavaScript code always run" -&gt; "runs"</text:p>
      <text:p text:style-name="P1"/>
      <text:p text:style-name="P4">&gt;&gt;&gt; fixed</text:p>
      <text:p text:style-name="P1"/>
      <text:p text:style-name="P4">* The claim that "single-thread execution model turned out to</text:p>
      <text:p text:style-name="P4">be an effective way to handle big volumes of data and huge amounts of</text:p>
      <text:p text:style-name="P4">(simultaneous) requests" should be backed by some evidence (e.g., a</text:p>
      <text:p text:style-name="P4">reference).</text:p>
      <text:p text:style-name="P1"/>
      <text:p text:style-name="P4">&gt;&gt;&gt; Added citations to two new references in the very same phrase.</text:p>
      <text:p text:style-name="P1"/>
      <text:p text:style-name="P4">* "Runtime verification is a software analysis approach [...]" Is</text:p>
      <text:p text:style-name="P4"><text:soft-page-break/>the paper creating this concept or does it come from somewhere? (reference?)</text:p>
      <text:p text:style-name="P1"/>
      <text:p text:style-name="P4">&gt;&gt;&gt; It is standard, citation added in the phrase.</text:p>
      <text:p text:style-name="P1"/>
      <text:p text:style-name="P4">* "As preliminary results show". Preliminary results usually do not</text:p>
      <text:p text:style-name="P4">show anything; at most they "suggest", "indicate", etc. (Otherwise</text:p>
      <text:p text:style-name="P4">they are not preliminary anymore.)</text:p>
      <text:p text:style-name="P1"/>
      <text:p text:style-name="P4">&gt;&gt;&gt; Changed "show" to "suggest".</text:p>
      <text:p text:style-name="P1"/>
      <text:p text:style-name="P4">* "The suggested approach to implement [...]" Suggested by whom?</text:p>
      <text:p text:style-name="P1"/>
      <text:p text:style-name="P4">&gt;&gt;&gt; It was referred to the preliminary work cited in the same paragraph; citation added to make this clear.</text:p>
      <text:p text:style-name="P1"/>
      <text:p text:style-name="P4">* "Trace expressions are proposed as a formalism [...]" Again, by</text:p>
      <text:p text:style-name="P4">whom? Where? The use of passive voice makes these sentences quite confusing.</text:p>
      <text:p text:style-name="P1"/>
      <text:p text:style-name="P4">&gt;&gt;&gt; Passive voice removed and citation added:</text:p>
      <text:p text:style-name="P4">&gt;&gt;&gt; We propose trace expressions [cit.] as a formalism to write down formal specifications.</text:p>
      <text:p text:style-name="P1"/>
      <text:p text:style-name="P4">* the expressive power [...] have been partially investigated." Again,</text:p>
      <text:p text:style-name="P4">by whom? Where? (First I got the impression that it was in this paper,</text:p>
      <text:p text:style-name="P4">but I was wrong.)</text:p>
      <text:p text:style-name="P1"/>
      <text:p text:style-name="P4">&gt;&gt;&gt; Citations added.</text:p>
      <text:p text:style-name="P1"/>
      <text:p text:style-name="P1"/>
      <text:p text:style-name="P4">Page 3:</text:p>
      <text:p text:style-name="P1"><text:soft-page-break/></text:p>
      <text:p text:style-name="P4">* "how trace expressions can be suitably exploited" - I don't think</text:p>
      <text:p text:style-name="P4">"exploited" is a good word here.</text:p>
      <text:p text:style-name="P1"/>
      <text:p text:style-name="P4">&gt;&gt;&gt; Changed "suitably exploited" to "successfully used".</text:p>
      <text:p text:style-name="P1"/>
      <text:p text:style-name="P4">* "to formally specify correct use" -&gt; "to formally specify the correct use"</text:p>
      <text:p text:style-name="P1"/>
      <text:p text:style-name="P4">&gt;&gt;&gt; fixed</text:p>
      <text:p text:style-name="P1"/>
      <text:p text:style-name="P4">* "pertaining certain kinds of properties" - something wrong here.</text:p>
      <text:p text:style-name="P1"/>
      <text:p text:style-name="P4">&gt;&gt;&gt; Changed "pertaining" to "relevant to".</text:p>
      <text:p text:style-name="P1"/>
      <text:p text:style-name="P4">* "from functions and their corresponding callbacks" - Usually, functions</text:p>
      <text:p text:style-name="P4">do not have corresponding callbacks. Moreover, callbacks are functions, too;</text:p>
      <text:p text:style-name="P4">the sentence is confusing.</text:p>
      <text:p text:style-name="P1"/>
      <text:p text:style-name="P4">&gt;&gt;&gt; Changed "functions" to "asynchronous functions", for which callbacks are more standard.</text:p>
      <text:p text:style-name="P1"/>
      <text:p text:style-name="P1"/>
      <text:p text:style-name="P4">Page 4:</text:p>
      <text:p text:style-name="P1"/>
      <text:p text:style-name="P4">* "JavaScript is currently the most popular programming language" - Is</text:p>
      <text:p text:style-name="P4">there any agreed meaning for "popular"? (We may not need an exact meaning</text:p>
      <text:p text:style-name="P4">to say that a language is popular, but we need it to say that it is the</text:p>
      <text:p text:style-name="P4">most popular.) Moreover, given that JavaScript is popular</text:p>
      <text:p text:style-name="P4">(by whatever measure), the paper does not need to assert its popularity.</text:p>
      <text:p text:style-name="P4"><text:soft-page-break/>Also, the paper does not need to describe it ("JavaScript is a</text:p>
      <text:p text:style-name="P4">high-level, dynamic scripting language [...]"). Everybody knows that.</text:p>
      <text:p text:style-name="P1"/>
      <text:p text:style-name="P4">&gt;&gt;&gt; Removed JavaScript paragraph.</text:p>
      <text:p text:style-name="P1"/>
      <text:p text:style-name="P1"/>
      <text:p text:style-name="P4">* Again, "the single most popular framework" has no meaning. (The short</text:p>
      <text:p text:style-name="P4">description, in this case, is welcome.)</text:p>
      <text:p text:style-name="P1"/>
      <text:p text:style-name="P4">&gt;&gt;&gt; Changed "popular" to "used".</text:p>
      <text:p text:style-name="P1"/>
      <text:p text:style-name="P4">* "a repository of hundreds of thousands modules" -&gt; "hundreds of</text:p>
      <text:p text:style-name="P4">thousands of modules" or "hundreds of thousand modules"</text:p>
      <text:p text:style-name="P1"/>
      <text:p text:style-name="P4">&gt;&gt;&gt; Changed to "hundreds of thousand modules".</text:p>
      <text:p text:style-name="P1"/>
      <text:p text:style-name="P1"/>
      <text:p text:style-name="P4">Page 5:</text:p>
      <text:p text:style-name="P1"/>
      <text:p text:style-name="P4">* <text:s/>"The execution model of Node.js is quite different from</text:p>
      <text:p text:style-name="P4">most of other environments." <text:s/>That kind of asynchronous computation</text:p>
      <text:p text:style-name="P4">(and its associated "callback hell") has been around long before</text:p>
      <text:p text:style-name="P4">Node.js. Just remove this sentence.</text:p>
      <text:p text:style-name="P1"/>
      <text:p text:style-name="P4">&gt;&gt;&gt; Sentence removed.</text:p>
      <text:p text:style-name="P1"/>
      <text:p text:style-name="P4">* "Node.js heavily exploits the left pattern" -&gt; It is the right one.</text:p>
      <text:p text:style-name="P4">(Again, "exploits" is not a good word...)</text:p>
      <text:p text:style-name="P1"><text:soft-page-break/></text:p>
      <text:p text:style-name="P1"/>
      <text:p text:style-name="P4">&gt;&gt;&gt; Changed "left" to "right" and "exploits" to "takes advantage of".</text:p>
      <text:p text:style-name="P1"/>
      <text:p text:style-name="P4">* In the explanation about the event loop, nothing is said about when</text:p>
      <text:p text:style-name="P4">it runs.</text:p>
      <text:p text:style-name="P1"/>
      <text:p text:style-name="P4">&gt;&gt;&gt; Added "The event loop is run after the whole Node.js script is evaluated."</text:p>
      <text:p text:style-name="P1"/>
      <text:p text:style-name="P4">* "Even if it may seem counterintuitive at first, [...]" - Because it</text:p>
      <text:p text:style-name="P4">is counterintuitive, this claim should be backed by some evidence.</text:p>
      <text:p text:style-name="P1"/>
      <text:p text:style-name="P4">&gt;&gt;&gt; <text:span text:style-name="T3">Claim removed to save space for the novel contributions of the paper</text:span></text:p>
      <text:p text:style-name="P1"/>
      <text:p text:style-name="P1"/>
      <text:p text:style-name="P4">Page 6:</text:p>
      <text:p text:style-name="P1"/>
      <text:p text:style-name="P4">* "Examples includes" -&gt; "Examples include"</text:p>
      <text:p text:style-name="P1"/>
      <text:p text:style-name="P4">&gt;&gt;&gt; fixed</text:p>
      <text:p text:style-name="P1"/>
      <text:p text:style-name="P4">* "formal languages notation" -&gt; "formal language notation"</text:p>
      <text:p text:style-name="P1"/>
      <text:p text:style-name="P4">&gt;&gt;&gt; fixed</text:p>
      <text:p text:style-name="P1"/>
      <text:p text:style-name="P4">* The paper uses the same letter (caligraphic E?) for both the set</text:p>
      <text:p text:style-name="P4">of events and the language of event types. (Well, at least they</text:p>
      <text:p text:style-name="P4">appear to be the same.)</text:p>
      <text:p text:style-name="P1"><text:soft-page-break/></text:p>
      <text:p text:style-name="P4">&gt;&gt;&gt; Changed caligraphic E to caligraphic ET.</text:p>
      <text:p text:style-name="P1"/>
      <text:p text:style-name="P4">* "[The event type] language is not fixed in order to make trace</text:p>
      <text:p text:style-name="P4">expressions more flexible [...]" I can understand that in a general</text:p>
      <text:p text:style-name="P4">definition, but I guess the language is fixed for this paper. (Otherwise,</text:p>
      <text:p text:style-name="P4">how to formalize it?)</text:p>
      <text:p text:style-name="P1"/>
      <text:p text:style-name="P4">&gt;&gt;&gt; Clarifying paragraph added:</text:p>
      <text:p text:style-name="P4">&gt;&gt;&gt; In the rest of the paper, we consider different examples of event domains and, thus, event type languages.</text:p>
      <text:p text:style-name="P4">We do not expect considerable expressivity is needed in this step, and as long as matching and substitution functions are defined, all properties still hold.</text:p>
      <text:p text:style-name="P4">Since we will use standard inductive terms over some (implicitly given) signature and a (enumerable) set of variables, the usual definition of substitution apply.</text:p>
      <text:p text:style-name="P1"/>
      <text:p text:style-name="P4">* The paper writes 'match' as a function, but defines it as a relation.</text:p>
      <text:p text:style-name="P4">(Functions do not "hold"...)</text:p>
      <text:p text:style-name="P1"/>
      <text:p text:style-name="P4">&gt;&gt;&gt; Wording removed.</text:p>
      <text:p text:style-name="P1"/>
      <text:p text:style-name="P1"/>
      <text:p text:style-name="P4">Page 7:</text:p>
      <text:p text:style-name="P1"/>
      <text:p text:style-name="P4">* "were further operations on x will be checked" -&gt; "where further</text:p>
      <text:p text:style-name="P4">operations on x will be checked"</text:p>
      <text:p text:style-name="P1"/>
      <text:p text:style-name="P4">&gt;&gt;&gt; fixed</text:p>
      <text:p text:style-name="P1"/>
      <text:p text:style-name="P4"><text:soft-page-break/>* "the following trace expression τ specifies the correct use of the</text:p>
      <text:p text:style-name="P4">file descriptor 42" : This trace ignores the possibility of that file</text:p>
      <text:p text:style-name="P4">descriptor being reused after being closed. (See next.)</text:p>
      <text:p text:style-name="P1"/>
      <text:p text:style-name="P4">* "we assume that every open operation always gives a fresh file</text:p>
      <text:p text:style-name="P4">descriptor, which can be reasonably assumed to be ensured by the</text:p>
      <text:p text:style-name="P4">operating system." : Operating systems typically reuse file descriptors</text:p>
      <text:p text:style-name="P4">after they are closed. POSIX even demands such reuse.</text:p>
      <text:p text:style-name="P1"/>
      <text:p text:style-name="P4">&gt;&gt;&gt; That part is removed, and the following one is added:</text:p>
      <text:p text:style-name="P4">&gt;&gt;&gt; Note that we are not monitoring the correct behavior of the underlying operating system, namely, that the same file descriptor is not assigned to many opened files simultaneously.</text:p>
      <text:p text:style-name="P4">Rather, the specification ensures that the API offered by such system is correctly used.</text:p>
      <text:p text:style-name="P1"/>
      <text:p text:style-name="P1"/>
      <text:p text:style-name="P4">Page 8:</text:p>
      <text:p text:style-name="P1"/>
      <text:p text:style-name="P4">* Figure 4 uses an union operation for substitutions ('and' rule). Does</text:p>
      <text:p text:style-name="P4">this have an obvious meaning?</text:p>
      <text:p text:style-name="P1"/>
      <text:p text:style-name="P4">&gt;&gt;&gt; Clarification paragraph added:</text:p>
      <text:p text:style-name="P4">&gt;&gt;&gt; The operational semantics rule for the intersection operator depends on the side condition σ = σ_1 U σ_2.</text:p>
      <text:p text:style-name="P4">Such equality holds when σ_1 and σ_2 coincide on dom(σ_1) ∩ dom(σ_2).</text:p>
      <text:p text:style-name="P1"/>
      <text:p text:style-name="P4">* An explanation of rules 'var-t' and 'var-f', and their interaction</text:p>
      <text:p text:style-name="P4">with rule 'main', would be helpful. (In particular, what is the precise</text:p>
      <text:p text:style-name="P4">meaning of \sigma\tau' ?)</text:p>
      <text:p text:style-name="P1"/>
      <text:p text:style-name="P4"><text:soft-page-break/>&gt;&gt;&gt; Clarification paragraph added:</text:p>
      <text:p text:style-name="P4">&gt;&gt;&gt; The top-level rule (main) expects the computed substitution to be empty.</text:p>
      <text:p text:style-name="P4">This corresponds to the fact that valid trace expressions, when considered as a whole, are supposed not to have free variables.</text:p>
      <text:p text:style-name="P4">However, when a variable is introduced by a binder, it will be substituted in the trace expression (rule (var-t)), and removed from the computed substitution.</text:p>
      <text:p text:style-name="P4">Finally, (var-f) handles the case in which a parametric trace expression accepts an event but the matching does not instantiate a variable (for instance, because its value will only be discovered observing further events).</text:p>
      <text:p text:style-name="P1"/>
      <text:p text:style-name="P4">* "well suited for inference systems implementation" -&gt; "well suited</text:p>
      <text:p text:style-name="P4">for the implementation of inference systems" ?</text:p>
      <text:p text:style-name="P1"/>
      <text:p text:style-name="P4">&gt;&gt;&gt; fixed</text:p>
      <text:p text:style-name="P1"/>
      <text:p text:style-name="P1"/>
      <text:p text:style-name="P4">Page 9: </text:p>
      <text:p text:style-name="P1"/>
      <text:p text:style-name="P4">* "software testing [...] by running (part of) the system on ad-hoc input."</text:p>
      <text:p text:style-name="P4">Many (most?) techniques for software testing do not use ad-hoc input.</text:p>
      <text:p text:style-name="P4">(The paper itself mentions the use of runtime verification for generation</text:p>
      <text:p text:style-name="P4">of test cases.)</text:p>
      <text:p text:style-name="P1"/>
      <text:p text:style-name="P4">&gt;&gt;&gt; Changed "ad-hoc input" to "input whose correct output is known".</text:p>
      <text:p text:style-name="P1"/>
      <text:p text:style-name="P4">* "Runtime Verification [...] consists in verifying a real run [...]" -</text:p>
      <text:p text:style-name="P4">The paper already (tried to) define Runtime Verification in its</text:p>
      <text:p text:style-name="P4">introduction (p.2).</text:p>
      <text:p text:style-name="P1"/>
      <text:p text:style-name="P4">&gt;&gt;&gt; Repetition from introduction removed.</text:p>
      <text:p text:style-name="P1"><text:soft-page-break/></text:p>
      <text:p text:style-name="P4">* I am not sure what the paragraph "Word Problem" tries to elucidate.</text:p>
      <text:p text:style-name="P4">In particular, to say that "the problem of checking whether those</text:p>
      <text:p text:style-name="P4">properties hold can turn out to be much easier" is misleading, because</text:p>
      <text:p text:style-name="P4">each approach talks about different properties: "it holds for all inputs"</text:p>
      <text:p text:style-name="P4">versus "it holds for this particular input".</text:p>
      <text:p text:style-name="P1"/>
      <text:p text:style-name="P4">&gt;&gt;&gt; Made it clear that they are different problems:</text:p>
      <text:p text:style-name="P4">&gt;&gt;&gt; the problem tackled by runtime verification is clearly easier than the one solved by static techniques</text:p>
      <text:p text:style-name="P1"/>
      <text:p text:style-name="P4">* "more expressive than LTL 3 [7], which is very relevant for runtime</text:p>
      <text:p text:style-name="P4">verification purposes." <text:s/>Why is LTL 3 very relevant for runtime</text:p>
      <text:p text:style-name="P4">verification purposes? (reference?)</text:p>
      <text:p text:style-name="P1"/>
      <text:p text:style-name="P4">&gt;&gt;&gt; Reason and citation added:</text:p>
      <text:p text:style-name="P4">&gt;&gt;&gt; very relevant for runtime verification purposes since the formalism has explicitly been devised for that (citation)</text:p>
      <text:p text:style-name="P1"/>
      <text:p text:style-name="P1"/>
      <text:p text:style-name="P4">Page 10:</text:p>
      <text:p text:style-name="P1"/>
      <text:p text:style-name="P4">* "since they should be automatically generated from the high-</text:p>
      <text:p text:style-name="P4">level formal specification." : Why?</text:p>
      <text:p text:style-name="P1"/>
      <text:p text:style-name="P4">&gt;&gt;&gt; Comment added:</text:p>
      <text:p text:style-name="P4">&gt;&gt;&gt; it is desirable to automatically generate them from the high-level formal specification, thus making their adoption and application easier</text:p>
      <text:p text:style-name="P1"/>
      <text:p text:style-name="P4"><text:soft-page-break/>* "prove that a program always satisfy some property." : A program</text:p>
      <text:p text:style-name="P4">is a static entity. Either it satisfies a property or not. "always"</text:p>
      <text:p text:style-name="P4">does not make sense here.</text:p>
      <text:p text:style-name="P1"/>
      <text:p text:style-name="P4">&gt;&gt;&gt; Changed to "satisfy some property for every input".</text:p>
      <text:p text:style-name="P1"/>
      <text:p text:style-name="P1"/>
      <text:p text:style-name="P4">Page 11:</text:p>
      <text:p text:style-name="P1"/>
      <text:p text:style-name="P4">* In Figure 5, the second argument to 'fs.close' should be a callback,</text:p>
      <text:p text:style-name="P4">not a direct call to 'console.log'.</text:p>
      <text:p text:style-name="P1"/>
      <text:p text:style-name="P4">&gt;&gt;&gt; fixed</text:p>
      <text:p text:style-name="P1"/>
      <text:p text:style-name="P4">* "After that, the file is closed" : The file is not closed; only a</text:p>
      <text:p text:style-name="P4">request to close the file is generated (to be executed later).</text:p>
      <text:p text:style-name="P1"/>
      <text:p text:style-name="P4">&gt;&gt;&gt; Changed to "a request to close the file is generated".</text:p>
      <text:p text:style-name="P1"/>
      <text:p text:style-name="P4">* "a second write to the same file should only be called after the callback</text:p>
      <text:p text:style-name="P4">of the previous one has been executed" : "has been executed" implies that it</text:p>
      <text:p text:style-name="P4">ran until its end; so, we could not do a write request in the callback of</text:p>
      <text:p text:style-name="P4">the previous one.</text:p>
      <text:p text:style-name="P1"/>
      <text:p text:style-name="P4">&gt;&gt;&gt; Changed to "has been called".</text:p>
      <text:p text:style-name="P1"/>
      <text:p text:style-name="P1"/>
      <text:p text:style-name="P4">Page 12:</text:p>
      <text:p text:style-name="P1"><text:soft-page-break/></text:p>
      <text:p text:style-name="P4">* The definition of \tau_w is using \tau' in the recursion.</text:p>
      <text:p text:style-name="P1"/>
      <text:p text:style-name="P4">&gt;&gt;&gt; Changed to \tau_w.</text:p>
      <text:p text:style-name="P1"/>
      <text:p text:style-name="P1"/>
      <text:p text:style-name="P4">Page 13:</text:p>
      <text:p text:style-name="P1"/>
      <text:p text:style-name="P4">* Figure 6: a closing parenthesis is missing, probably to close</text:p>
      <text:p text:style-name="P4">the first call to 'request.on'.</text:p>
      <text:p text:style-name="P1"/>
      <text:p text:style-name="P4">&gt;&gt;&gt; fixed</text:p>
      <text:p text:style-name="P1"/>
      <text:p text:style-name="P1"/>
      <text:p text:style-name="P4">Page 15:</text:p>
      <text:p text:style-name="P1"/>
      <text:p text:style-name="P4">* "Thanks to this features"</text:p>
      <text:p text:style-name="P1"/>
      <text:p text:style-name="P4">&gt;&gt;&gt; fixed</text:p>
      <text:p text:style-name="P1"/>
      <text:p text:style-name="P1"/>
      <text:p text:style-name="P4">Page 16:</text:p>
      <text:p text:style-name="P1"/>
      <text:p text:style-name="P4">* "Objects containing circular reference" -&gt;</text:p>
      <text:p text:style-name="P4"><text:s text:c="2"/>"Objects containing circular references"</text:p>
      <text:p text:style-name="P1"/>
      <text:p text:style-name="P4">&gt;&gt;&gt; fixed</text:p>
      <text:p text:style-name="P1"/>
      <text:p text:style-name="P4"><text:soft-page-break/>* "JavaScript support getters" -&gt; "JavaScript supports getters"</text:p>
      <text:p text:style-name="P1"/>
      <text:p text:style-name="P4">&gt;&gt;&gt; fixed</text:p>
      <text:p text:style-name="P1"/>
      <text:p text:style-name="P1"/>
      <text:p text:style-name="P4">Page 17:</text:p>
      <text:p text:style-name="P1"/>
      <text:p text:style-name="P4">* "everal" -&gt; "Several"</text:p>
      <text:p text:style-name="P1"/>
      <text:p text:style-name="P4">&gt;&gt;&gt; fixed</text:p>
      <text:p text:style-name="P1"/>
      <text:p text:style-name="P4">* "Six interesting constraints have been identified" : What</text:p>
      <text:p text:style-name="P4">does "interesting" mean here? (Or, what would be an uninteresting</text:p>
      <text:p text:style-name="P4">constrain?)</text:p>
      <text:p text:style-name="P1"/>
      <text:p text:style-name="P4">&gt;&gt;&gt; Changed "interesting constraints" to "constraints that are not enforced by the library".</text:p>
      <text:p text:style-name="P1"/>
      <text:p text:style-name="P1"/>
      <text:p text:style-name="P4">Page 19:</text:p>
      <text:p text:style-name="P1"/>
      <text:p text:style-name="P4">* "to do that, we have considered Express" : the paper already</text:p>
      <text:p text:style-name="P4">said this, on the last paragraph before Section 7.1.</text:p>
      <text:p text:style-name="P1"/>
      <text:p text:style-name="P4">&gt;&gt;&gt; Description removed.</text:p>
      <text:p text:style-name="P1"/>
      <text:p text:style-name="P1"/>
      <text:p text:style-name="P4">Page 20:</text:p>
      <text:p text:style-name="P1"/>
      <text:p text:style-name="P4"><text:soft-page-break/>* "the tool was able to monitor all relevant http events [...]" :</text:p>
      <text:p text:style-name="P4">Is that all? How can we know it was monitoring correctly? Did it</text:p>
      <text:p text:style-name="P4">find any errors? What was the goal of this test?</text:p>
      <text:p text:style-name="P1"/>
      <text:p text:style-name="P4">&gt;&gt;&gt; Addition:</text:p>
      <text:p text:style-name="P4">&gt;&gt;&gt; [...] showing that our instruzmentation and monitoring system can deal with code bases of considerable size using all the main features of the programming language.</text:p>
      <text:p text:style-name="P4">As expected, though, Express it is correct w.r.t. the previously described constraints on the use of the http module.</text:p>
      <text:p text:style-name="P1"/>
      <text:p text:style-name="P1"/>
      <text:p text:style-name="P4">----------------------- REVIEW 2 ---------------------</text:p>
      <text:p text:style-name="P4">This paper applies the authors' "trace expression" formalism to the</text:p>
      <text:p text:style-name="P4">problem of monitoring JavaScript programs for correct use of an API.</text:p>
      <text:p text:style-name="P4">Trace expressions can be implemented directly in SWI-Prolog, and the</text:p>
      <text:p text:style-name="P4">implementation can then be applied to event sequences generated from a</text:p>
      <text:p text:style-name="P4">running, instrumented application to detect violations of the model.</text:p>
      <text:p text:style-name="P4">The authors have demonstrated this approach by writing trace</text:p>
      <text:p text:style-name="P4">expressions for 6 constraints of the Node.js HTTP module and running</text:p>
      <text:p text:style-name="P4">the Express framework while checking constraints.</text:p>
      <text:p text:style-name="P1"/>
      <text:p text:style-name="P4">As the paper notes, the idea of comparing an instrumented application</text:p>
      <text:p text:style-name="P4">against a specification is not new; the novelty here is the</text:p>
      <text:p text:style-name="P4">specification language of trace expressions. The paper makes a good</text:p>
      <text:p text:style-name="P4">case that trace expressions are easy to implement and useful for</text:p>
      <text:p text:style-name="P4">checking protocols. The benefit of trace expressions compared to other</text:p>
      <text:p text:style-name="P4">approaches (such as LTL, session types, or temporal contracts) is less</text:p>
      <text:p text:style-name="P4">clear from the current presentation. For example, the authors have</text:p>
      <text:p text:style-name="P4">previously compared the expressiveness of trace expressions and LTL_3,</text:p>
      <text:p text:style-name="P4"><text:soft-page-break/>but it's not clear whether that difference matters for this paper's</text:p>
      <text:p text:style-name="P4">examples.</text:p>
      <text:p text:style-name="P1"/>
      <text:p text:style-name="P4">&gt;&gt;&gt; Considerations and references about LTL extended:</text:p>
      <text:p text:style-name="P4">&gt;&gt;&gt; They are more expressive than other formalisms commonly adopted for runtime verification, as attributed context-free grammars [15] and LTL 3 [12]; see [6] for a comparison between trace expressions and linear temporal logics.</text:p>
      <text:p text:style-name="P1"/>
      <text:p text:style-name="P4">&gt;&gt;&gt; Considerations and references about (session) types and contracts added:</text:p>
      <text:p text:style-name="P4">&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4">Arguing the benefit of a new language relative to existing languages</text:p>
      <text:p text:style-name="P4">is often tricky, and perhaps it belongs to other papers to argue for</text:p>
      <text:p text:style-name="P4">trace expressions generally. Still, more motivation for the language</text:p>
      <text:p text:style-name="P4">of trace expression seems like the most direct way to improve the</text:p>
      <text:p text:style-name="P4">paper. (There are hints in the discussion of IoT, but the hints are</text:p>
      <text:p text:style-name="P4">vague.) The paper's application of runtime verification to Node.js</text:p>
      <text:p text:style-name="P4">libraries is perhaps new, but that seems less interesting on its own</text:p>
      <text:p text:style-name="P4">and more a matter of engineering, while the current</text:p>
      <text:p text:style-name="P4">3-requests-per-second results suggest that considerable engineering</text:p>
      <text:p text:style-name="P4">effort remains. More information on the implementation of trace</text:p>
      <text:p text:style-name="P4">expressions and matchers in Prolog might be interesting, too ---</text:p>
      <text:p text:style-name="P4">especially if a benefit of trace expressions is their relatively</text:p>
      <text:p text:style-name="P4">straightforward implementation in Prolog.</text:p>
      <text:p text:style-name="P1"/>
      <text:p text:style-name="P4">&gt;&gt;&gt; Paragraph added:</text:p>
      <text:p text:style-name="P4"><text:soft-page-break/>&gt;&gt;&gt; We chose trace expressions as a specification formalism for different reasons: they are quite expressive [7], they support parametricity [8] and they can be directly implemented in Prolog (see [9] for more information on the implementation of a</text:p>
      <text:p text:style-name="P4">monitoring system based on trace expressions). Furthermore they are syntactically regular terms [20], which makes it natural to express recursion and (possibly) non-terminating system, and easy to write them as cyclic terms in Prolog.</text:p>
      <text:p text:style-name="P1"/>
      <text:p text:style-name="P4">Editing suggestions:</text:p>
      <text:p text:style-name="P1"/>
      <text:p text:style-name="P4">Abstract and introduction: "in the last year" =&gt; "in recent years"</text:p>
      <text:p text:style-name="P1"/>
      <text:p text:style-name="P4">&gt;&gt;&gt; fixed</text:p>
      <text:p text:style-name="P1"/>
      <text:p text:style-name="P4">Page 6, "Event types": should "... a language E of event types ..."</text:p>
      <text:p text:style-name="P4">really have a capital script "E", which was previously defined as</text:p>
      <text:p text:style-name="P4">being a set of events? I think it maybe should be a different letter,</text:p>
      <text:p text:style-name="P4">and lowercase script "v"s are elements of that set.</text:p>
      <text:p text:style-name="P1"/>
      <text:p text:style-name="P4">&gt;&gt;&gt; fixed</text:p>
      <text:p text:style-name="P1"/>
      <text:p text:style-name="P4">Page 9: "formal methods has been proposed" =&gt; "have"?</text:p>
      <text:p text:style-name="P1"/>
      <text:p text:style-name="P4">&gt;&gt;&gt; fixed</text:p>
      <text:p text:style-name="P1"/>
      <text:p text:style-name="P4">Page 10: "avoid to interfere with" =&gt; "avoid interfering with"</text:p>
      <text:p text:style-name="P1"/>
      <text:p text:style-name="P4">&gt;&gt;&gt; fixed</text:p>
      <text:p text:style-name="P1"/>
      <text:p text:style-name="P4">The "Node.js" section on page 10 mentions that the examples show the</text:p>
      <text:p text:style-name="P4">importance of parametric verification, in contrast to the capabilities</text:p>
      <text:p text:style-name="P4"><text:soft-page-break/>of LTL. This point is not clear to readers with limited expertise in</text:p>
      <text:p text:style-name="P4">LTL, and it's not clear whether session types or temporal contracts</text:p>
      <text:p text:style-name="P4">address the same issues.</text:p>
      <text:p text:style-name="P1"/>
      <text:p text:style-name="P4">&gt;&gt;&gt; Clarification added:</text:p>
      <text:p text:style-name="P4">&gt;&gt;&gt; (i.e., we cannot use values that will be discovered at runtime in the formula)</text:p>
      <text:p text:style-name="P1"/>
      <text:p text:style-name="P4">Page 11: Should `console.log('bye')` be `() =&gt; { console.log('bye') }`?</text:p>
      <text:p text:style-name="P4">Also, since both writes and close use callbacks, couldn't the file</text:p>
      <text:p text:style-name="P4">be closed before any of the writes happen? It may be better to introduce</text:p>
      <text:p text:style-name="P4">this example by just saying "write all number from 0 to LIMIT" and</text:p>
      <text:p text:style-name="P4">only afterward point out that the writes can happen in any order.</text:p>
      <text:p text:style-name="P4">Then again, it's not clear that Node.js will actually reorder the</text:p>
      <text:p text:style-name="P4">writes and/or close.</text:p>
      <text:p text:style-name="P1"/>
      <text:p text:style-name="P4">&gt;&gt;&gt; Callback fixed. Clarification added:</text:p>
      <text:p text:style-name="P4">&gt;&gt;&gt; There are two more problems with the code above: first, the numbers can be written in any order, since there is no guarantee about asynchronous operations execution; second, \lstinline{fs.close} should be called after all the write operations are completed and their callbacks are called.</text:p>
      <text:p text:style-name="P1"/>
      <text:p text:style-name="P4">Page 18: Does the "six" for checked properties count each sub-bullet</text:p>
      <text:p text:style-name="P4">on the middle of the page as a separate property? Otherwise, I only</text:p>
      <text:p text:style-name="P4">count four reported properties.</text:p>
      <text:p text:style-name="P1"/>
      <text:p text:style-name="P4">&gt;&gt;&gt; Yes, it does include them: some of them are grouped for their commonalities, to avoid repetitions.</text:p>
      <text:p text:style-name="P1"/>
      <text:p text:style-name="P4">Reference 17: The paper title seems to accidentally include a funding</text:p>
      <text:p text:style-name="P4">acknowledgment.</text:p>
      <text:p text:style-name="P1"><text:soft-page-break/></text:p>
      <text:p text:style-name="P4">&gt;&gt;&gt; fixed</text:p>
      <text:p text:style-name="P1"/>
      <text:p text:style-name="P1"/>
      <text:p text:style-name="P4">----------------------- REVIEW 3 ---------------------</text:p>
      <text:p text:style-name="P4">Summary:</text:p>
      <text:p text:style-name="P1"/>
      <text:p text:style-name="P4">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4">Review:</text:p>
      <text:p text:style-name="P1"/>
      <text:p text:style-name="P4">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4">&gt;&gt;&gt; Section added on benchmarks and implementation improvements, which are core contributions of the paper.</text:p>
      <text:p text:style-name="P1"/>
      <text:p text:style-name="P4">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xt:soft-page-break/>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
      <text:p text:style-name="P4">&gt;&gt;&gt; Added paragraph:</text:p>
      <text:p text:style-name="P4">&gt;&gt;&gt; Trace expressions differs from type-based approaches, as session types \cite{sessiontypes}, in their focus on runtime verification rather than static checking, as their goal is to allow efficient online monitoring.</text:p>
      <text:p text:style-name="P4">Just like trace expressions specify the behaviour of the program as a whole, global session types have been proposed as well \cite{globalst,Vasconcelos11}.</text:p>
      <text:p text:style-name="P4">A more thorough comparison between these two different approaches is left to future work.</text:p>
      <text:p text:style-name="P1"/>
      <text:p text:style-name="P4">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4">&gt;&gt;&gt; Clarifying paragraph:</text:p>
      <text:p text:style-name="P4">&gt;&gt;&gt; Our prototype implementation enriches the capabilities of Jalangi by supporting these additional features that for Node.js monitoring.</text:p>
      <text:p text:style-name="P4">We are currently working on a proxy-based alternative approach based on reflection rather than instrumentation.</text:p>
      <text:p text:style-name="P4">Proxies are currently natively supported by JavaScript \cite{proxy}.</text:p>
      <text:p text:style-name="P4">&gt;&gt;&gt; About performance and Linvail:</text:p>
      <text:p text:style-name="P4">&gt;&gt;&gt; The tool allows for state-of-the-art performance in the context of code instrumentation for dynamic analysis.</text:p>
      <text:p text:style-name="P4"><text:soft-page-break/>To the best of our knowledge, the most similar tool is Linvail \cite{linvail}, though its performance are reported to be worst by an order of magnitude (w.r.t.\ the overhead).</text:p>
      <text:p text:style-name="P4">&gt;&gt;&gt; OpenAPI seems to be designed with RESTful APIs in mind, though the interaction between monitored program and our remote Prolog server is stateful, in order to keep track of the trace expression.</text:p>
      <text:p text:style-name="P4">&gt;&gt;&gt; JSON Schema added in the conclusion in the "error reporting" subsection: </text:p>
      <text:p text:style-name="P4"><text:s/></text:p>
      <text:p text:style-name="P4">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4">&gt;&gt;&gt; We added our recent work to the "Implementation" section.</text:p>
      <text:p text:style-name="P1"/>
      <text:p text:style-name="P4">Below you can find some detailed suggestions on how to improve the structure and writing of the paper. </text:p>
      <text:p text:style-name="P1"/>
      <text:p text:style-name="P4">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4">&gt;&gt;&gt; TODO: considerare riduzione... mi sembra troppo mettere sezioni 2-3-4 in una unica.</text:p>
      <text:p text:style-name="P4">&gt;&gt;&gt; More useful example added, using sync and async file read.</text:p>
      <text:p text:style-name="P4">&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4"><text:soft-page-break/>2) Section 4 on Runtime Verification mixes information on runtime verification techniques, and implementation methods for runtime verification. The part on monitoring techniques talks about 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4">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4">&gt;&gt;&gt; (Improvementes of) The implementation is part of our contribution. Regarding distributed systems, we changed the wording according to the focus of this work, which is more Node.js rather than distributed systems:</text:p>
      <text:p text:style-name="P4">&gt;&gt;&gt; "Moreover, we chose to use a remote monitoring server which runs independently from the monitored program; on the other hand, DTrace works at a lower level, closer the system under test, thus being more efficient".</text:p>
      <text:p text:style-name="P1"/>
      <text:p text:style-name="P1"><text:span text:style-name="T1">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span></text:p>
      <text:p text:style-name="P1"/>
      <text:p text:style-name="P4">&gt;&gt;&gt; The prototype does solve those problems, indeed. Clarification added:</text:p>
      <text:p text:style-name="P4"><text:soft-page-break/>&gt;&gt;&gt; "Our prototype implementation enriches the capabilities of Jalangi by supporting these additional features for Node.js monitoring."</text:p>
      <text:p text:style-name="P4">&gt;&gt;&gt; Issue 3 extended:</text:p>
      <text:p text:style-name="P4">&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when both information are available, that is, when the program is directly calling one of its functions."</text:p>
      <text:p text:style-name="P4">&gt;&gt;&gt; Issue 4 extended:</text:p>
      <text:p text:style-name="P4">&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4">&gt;&gt;&gt; Final observation added:</text:p>
      <text:p text:style-name="P4">&gt;&gt;&gt; "Note that even if we strongly rely on Jalangi2, these issues need to be faced with any code instrumentation framework when applied to Node.js code, because of the very nature of the framework and of JavaScript itself."</text:p>
      <text:p text:style-name="P1"/>
      <text:p text:style-name="P4">[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4">[B] T. Scheffel and M. Schmitz, "Three-valued asynchronous distributed runtime verification," 2014 Twelfth ACM/IEEE Conference on Formal Methods and Models for Codesign (MEMOCODE).</text:p>
      <text:p text:style-name="P1"/>
      <text:p text:style-name="P4">[C] Thomas H. Austin, Tommy Schmitz, and Cormac Flanagan. 2017. Multiple Facets for Dynamic Information Flow with Exceptions. ACM Trans. Program. Lang. Syst. 39, 3, Article 10 (May 2017), 56 pages. DOI: https://doi.org/10.1145/3024086 </text:p>
      <text:p text:style-name="P1"/>
      <text:p text:style-name="P4"><text:soft-page-break/>[D] L. Christophe, E. Gonzalez Boix, W. De Meuter, and C. De Roover. Linvail: A general-purpose platform for shadow execution of javascript. In International Conference on Software Analysis, Evolution, and Reengineering (SANER), pages 260–270. IEEE Computer Society, 2016.</text:p>
      <text:p text:style-name="P1"/>
      <text:p text:style-name="P4">[E] Prakasam Kannan, Thomas H. Austin, Mark Stamp, Tim Disney, and Cormac Flanagan. 2016. Virtual Values for Taint and Information Flow Analysis. In Workshop on Meta-Programming Techniques and Reflection, META 2017. ACM.</text:p>
      <text:p text:style-name="P1"/>
      <text:p text:style-name="P4">[F] Miller, M., Tribble E.D., Shapiro, J. Concurrency among strangers: Programming in E as plan coordination. In Symposium on Trustworthy Global Computing, pp. 195–229, LNCS Vol. 3705. Springer. April 2005.</text:p>
      <text:p text:style-name="P1"/>
      <text:p text:style-name="P4">[G] David A. Basin, Felix Klaedtke, Eugen Zalinescu: Failure-aware Runtime Verification of Distributed Systems. 35th IARCS Annual Conference on Foundation of Software Technology and Theoretical Computer Science (FSTTCS 2015): 590-603. 20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4:26:42.312598671</dc:date>
    <dc:creator>Davide Ancona</dc:creator>
    <meta:editing-duration>PT37M3S</meta:editing-duration>
    <meta:editing-cycles>5</meta:editing-cycles>
    <meta:generator>LibreOffice/5.3.4.2$Linux_X86_64 LibreOffice_project/30$Build-2</meta:generator>
    <meta:document-statistic meta:table-count="0" meta:image-count="0" meta:object-count="0" meta:page-count="22" meta:paragraph-count="327" meta:word-count="4501" meta:character-count="28161" meta:non-whitespace-character-count="23972"/>
  </office:meta>
</office:document-meta>
</file>